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b9d" officeooo:paragraph-rsid="00083b9d"/>
    </style:style>
    <style:style style:name="T1" style:family="text">
      <style:text-properties officeooo:rsid="0009e1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istes des institutions dont nous avons envoyés des courriers.</text:p>
      <text:p text:style-name="P1">CNSS, ADDS, <text:span text:style-name="T1">ANPI, ANPH, ONARS, ministère de la famille et femme, CRC, 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9:29:43.538558947</meta:creation-date>
    <dc:date>2025-06-09T19:59:11.042632399</dc:date>
    <meta:editing-duration>PT19M12S</meta:editing-duration>
    <meta:editing-cycles>1</meta:editing-cycles>
    <meta:document-statistic meta:table-count="0" meta:image-count="0" meta:object-count="0" meta:page-count="1" meta:paragraph-count="2" meta:word-count="21" meta:character-count="132" meta:non-whitespace-character-count="112"/>
    <meta:generator>LibreOffice/24.2.7.2$Linux_X86_64 LibreOffice_project/420$Build-2</meta:generator>
  </office:meta>
</office:document-meta>
</file>